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helvitica" svg:font-family="helvitica"/>
    <style:font-face style:name="inherit" svg:font-family="inherit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helvetica" fo:font-size="12pt" style:font-size-asian="12pt" style:font-size-complex="12pt"/>
    </style:style>
    <style:style style:name="P2" style:family="paragraph" style:parent-style-name="Standard">
      <style:text-properties fo:color="#000000" style:font-name="helvetica" fo:font-size="12pt" officeooo:rsid="00020c63" officeooo:paragraph-rsid="00020c63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normal" officeooo:paragraph-rsid="000150e3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helvetica" fo:font-size="12pt" fo:letter-spacing="normal" style:font-size-asian="12pt" style:font-size-complex="12pt"/>
    </style:style>
    <style:style style:name="T1" style:family="text">
      <style:text-properties fo:color="#ff0000" style:font-name="inherit" loext:padding="0in" loext:border="none"/>
    </style:style>
    <style:style style:name="T2" style:family="text">
      <style:text-properties officeooo:rsid="000150e3"/>
    </style:style>
    <style:style style:name="T3" style:family="text">
      <style:text-properties officeooo:rsid="00020c63"/>
    </style:style>
    <style:style style:name="T4" style:family="text">
      <style:text-properties fo:font-variant="normal" fo:text-transform="none" fo:color="#373737" style:font-name="Helvetica Neue" fo:font-size="11.25pt" fo:letter-spacing="normal" fo:font-style="normal" fo:font-weight="normal"/>
    </style:style>
    <style:style style:name="T5" style:family="text">
      <style:text-properties fo:font-variant="normal" fo:text-transform="none" fo:color="#373737" fo:font-size="11.25pt" fo:letter-spacing="normal" fo:font-style="normal" fo:font-weight="normal"/>
    </style:style>
    <style:style style:name="T6" style:family="text">
      <style:text-properties fo:font-variant="normal" fo:text-transform="none" fo:color="#373737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goland ApS</text:p>
      <text:p text:style-name="P3">Nordmarksvej</text:p>
      <text:p text:style-name="P3">DK – 7190 Billund</text:p>
      <text:p text:style-name="P3">Att.: Herr Direktor Henrik Höhrmann!</text:p>
      <text:p text:style-name="P5"/>
      <text:p text:style-name="P5"/>
      <text:p text:style-name="P5"/>
      <text:p text:style-name="P5"/>
      <text:p text:style-name="P3">Bramdrup skole</text:p>
      <text:p text:style-name="P4">Møllegårdsvej 10 – 12</text:p>
      <text:p text:style-name="P3">DK- 6000 Kolding</text:p>
      <text:p text:style-name="P3">Att.: <text:span text:style-name="T2">Kasper Læssø Sørensen<text:tab/><text:tab/> <text:s text:c="14"/><text:tab/><text:tab/><text:tab/></text:span>Kolding, den <text:span text:style-name="T3">2. maj</text:span> 2015</text:p>
      <text:p text:style-name="P1"/>
      <text:p text:style-name="P1"/>
      <text:p text:style-name="P2">Hallo <text:s/><text:span text:style-name="T7">Herr Direktor Henrik Höhrmann.</text:span></text:p>
      <text:p text:style-name="P2"><text:span text:style-name="T7"/></text:p>
      <text:p text:style-name="P2"><text:span text:style-name="T7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helvitica" svg:font-family="helvitica"/>
    <style:font-face style:name="inherit" svg:font-family="inherit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3:03:17.640932215</meta:creation-date>
    <dc:date>2017-05-02T13:09:07.345820427</dc:date>
    <meta:editing-duration>PT5M4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33" meta:character-count="236" meta:non-whitespace-character-count="190"/>
  </office:meta>
</office:document-meta>
</file>